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FastJsonMessageConverter.canConvertFrom( Message &lt; ? &gt; message ,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FastJsonMessageConverter.MappingFastJson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FastJson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FastJsonMessageConverter.convertToInternal( Object payload , MessageHeaders headers , Object conversionHi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ppingFastJsonMessageConverter.setFastJsonConfig( FastJsonConfig fastJson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FastJsonMessageConverter.getFastJson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FastJsonMessageConverter.convertFromInternal( Message &lt; ? &gt; message , Class &lt; ? &gt; targetClass , Object conversionH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pingFastJsonMessageConverter.canConvertTo( Object payload , Message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